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53cm" fo:min-width="2.5cm"/>
    </style:style>
    <style:style style:name="gr5" style:family="graphic" style:parent-style-name="standard">
      <style:graphic-properties draw:textarea-horizontal-align="justify" draw:textarea-vertical-align="middle" draw:auto-grow-height="false" fo:min-height="1.852cm" fo:min-width="2.5cm"/>
    </style:style>
    <style:style style:name="gr6" style:family="graphic" style:parent-style-name="standard">
      <style:graphic-properties draw:fill="none" draw:textarea-vertical-align="middle" draw:auto-grow-height="false" fo:min-height="12.736cm" fo:min-width="0.259cm"/>
    </style:style>
    <style:style style:name="gr7" style:family="graphic" style:parent-style-name="standard">
      <style:graphic-properties draw:textarea-horizontal-align="justify" draw:textarea-vertical-align="middle" draw:auto-grow-height="false" fo:min-height="1.852cm" fo:min-width="3.5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9" style:family="graphic" style:parent-style-name="standard">
      <style:graphic-properties draw:stroke="none" svg:stroke-color="#000000" draw:fill="none" draw:fill-color="#ffffff" fo:min-height="4.95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ffd320" draw:textarea-horizontal-align="justify" draw:textarea-vertical-align="middle" draw:auto-grow-height="false" fo:min-height="1.246cm" fo:min-width="3.68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1.246cm" fo:min-width="3.679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1.246cm" fo:min-width="3.68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1.508cm" fo:min-width="3.801cm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 fo:min-height="1.511cm" fo:min-width="3.801cm"/>
    </style:style>
    <style:style style:name="gr17" style:family="graphic" style:parent-style-name="standard">
      <style:graphic-properties draw:fill-color="#ffd320" draw:textarea-horizontal-align="justify" draw:textarea-vertical-align="middle" draw:auto-grow-height="false" fo:min-height="1.51cm" fo:min-width="3.8cm"/>
    </style:style>
    <style:style style:name="gr18" style:family="graphic" style:parent-style-name="standard">
      <style:graphic-properties draw:fill-color="#ffd320" draw:textarea-horizontal-align="justify" draw:textarea-vertical-align="middle" draw:auto-grow-height="false" fo:min-height="1.509cm" fo:min-width="3.801cm"/>
    </style:style>
    <style:style style:name="gr19" style:family="graphic" style:parent-style-name="standard">
      <style:graphic-properties draw:fill-color="#ffd320" draw:textarea-horizontal-align="justify" draw:textarea-vertical-align="middle" draw:auto-grow-height="false" fo:min-height="1.509cm" fo:min-width="3.8cm"/>
    </style:style>
    <style:style style:name="gr20" style:family="graphic" style:parent-style-name="standard">
      <style:graphic-properties draw:fill-color="#e6e6ff" draw:textarea-horizontal-align="justify" draw:textarea-vertical-align="middle" draw:auto-grow-height="false" fo:min-height="1.509cm" fo:min-width="3.801cm"/>
    </style:style>
    <style:style style:name="gr21" style:family="graphic" style:parent-style-name="standard">
      <style:graphic-properties draw:fill-color="#e6e6ff" draw:textarea-horizontal-align="justify" draw:textarea-vertical-align="middle" draw:auto-grow-height="false" fo:min-height="1.51cm" fo:min-width="3.801cm"/>
    </style:style>
    <style:style style:name="gr22" style:family="graphic" style:parent-style-name="standard">
      <style:graphic-properties draw:fill-color="#e6e6ff" draw:textarea-horizontal-align="justify" draw:textarea-vertical-align="middle" draw:auto-grow-height="false" fo:min-height="0.927cm" fo:min-width="2.753cm"/>
    </style:style>
    <style:style style:name="gr23" style:family="graphic" style:parent-style-name="standard">
      <style:graphic-properties draw:fill-color="#e6e6ff" draw:textarea-horizontal-align="justify" draw:textarea-vertical-align="middle" draw:auto-grow-height="false" fo:min-height="0.929cm" fo:min-width="2.803cm"/>
    </style:style>
    <style:style style:name="gr24" style:family="graphic" style:parent-style-name="standard">
      <style:graphic-properties draw:fill-color="#e6e6ff" draw:textarea-horizontal-align="justify" draw:textarea-vertical-align="middle" draw:auto-grow-height="false" fo:min-height="0.928cm" fo:min-width="2.803cm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1.806cm" fo:min-width="4.348cm"/>
    </style:style>
    <style:style style:name="gr26" style:family="graphic" style:parent-style-name="standard">
      <style:graphic-properties draw:fill-color="#e6e6ff" draw:textarea-horizontal-align="justify" draw:textarea-vertical-align="middle" draw:auto-grow-height="false" fo:min-height="1.805cm" fo:min-width="4.347cm"/>
    </style:style>
    <style:style style:name="gr27" style:family="graphic" style:parent-style-name="standard">
      <style:graphic-properties draw:fill-color="#e6e6ff" draw:textarea-horizontal-align="justify" draw:textarea-vertical-align="middle" draw:auto-grow-height="false" fo:min-height="0.928cm" fo:min-width="2.753cm"/>
    </style:style>
    <style:style style:name="gr28" style:family="graphic" style:parent-style-name="standard">
      <style:graphic-properties draw:fill-color="#e6e6ff" draw:textarea-horizontal-align="justify" draw:textarea-vertical-align="middle" draw:auto-grow-height="false" fo:min-height="0.929cm" fo:min-width="2.804cm"/>
    </style:style>
    <style:style style:name="gr29" style:family="graphic" style:parent-style-name="standard">
      <style:graphic-properties draw:fill-color="#e6e6ff" draw:textarea-horizontal-align="justify" draw:textarea-vertical-align="middle" draw:auto-grow-height="false" fo:min-height="1.51cm" fo:min-width="3.8cm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5.85cm" fo:min-width="13.2cm"/>
    </style:style>
    <style:style style:name="gr32" style:family="graphic" style:parent-style-name="standard">
      <style:graphic-properties draw:textarea-horizontal-align="justify" draw:textarea-vertical-align="middle" draw:auto-grow-height="false" fo:min-height="6.15cm" fo:min-width="15.3cm"/>
    </style:style>
    <style:style style:name="gr33" style:family="graphic" style:parent-style-name="standard">
      <style:graphic-properties draw:textarea-horizontal-align="justify" draw:textarea-vertical-align="middle" draw:auto-grow-height="false" fo:min-height="2.85cm" fo:min-width="9.8cm"/>
    </style:style>
    <style:style style:name="gr34" style:family="graphic" style:parent-style-name="standard">
      <style:graphic-properties draw:textarea-horizontal-align="justify" draw:textarea-vertical-align="middle" draw:auto-grow-height="false" fo:min-height="3.65cm" fo:min-width="13.6cm"/>
    </style:style>
    <style:style style:name="gr35" style:family="graphic" style:parent-style-name="standard">
      <style:graphic-properties draw:textarea-horizontal-align="justify" draw:textarea-vertical-align="middle" draw:auto-grow-height="false" fo:min-height="2.85cm" fo:min-width="12.7cm"/>
    </style:style>
    <style:style style:name="gr36" style:family="graphic" style:parent-style-name="standard">
      <style:graphic-properties draw:textarea-horizontal-align="justify" draw:textarea-vertical-align="middle" draw:auto-grow-height="false" fo:min-height="3.45cm" fo:min-width="13.1cm"/>
    </style:style>
    <style:style style:name="gr37" style:family="graphic" style:parent-style-name="standard">
      <style:graphic-properties draw:textarea-horizontal-align="justify" draw:textarea-vertical-align="middle" draw:auto-grow-height="false" fo:min-height="16.25cm" fo:min-width="15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  <style:text-properties fo:font-size="15pt" style:font-size-asian="18pt" style:font-size-complex="18pt"/>
    </style:style>
    <style:style style:name="P6" style:family="paragraph">
      <loext:graphic-properties draw:fill-color="#ffd320"/>
      <style:paragraph-properties fo:text-align="center"/>
      <style:text-properties fo:font-size="15pt" style:font-size-asian="18pt" style:font-size-complex="18pt"/>
    </style:style>
    <style:style style:name="P7" style:family="paragraph">
      <loext:graphic-properties draw:fill-color="#e6e6ff"/>
      <style:paragraph-properties fo:text-align="center"/>
      <style:text-properties fo:font-size="15pt" style:font-size-asian="18pt" style:font-size-complex="18pt"/>
    </style:style>
    <style:style style:name="P8" style:family="paragraph">
      <loext:graphic-properties draw:fill-color="#729fcf"/>
      <style:paragraph-properties fo:text-align="center"/>
      <style:text-properties fo:font-size="15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7cm" svg:x="1.5cm" svg:y="2cm">
          <text:p text:style-name="P1"><text:span text:style-name="T1">MV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3cm" svg:x="3.8cm" svg:y="5.1cm">
          <text:p text:style-name="P1"><text:span text:style-name="T1">creat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5.5cm" svg:height="2.7cm" svg:x="2.8cm" svg:y="8.5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2.7cm" svg:x="9.4cm" svg:y="4.7cm">
          <text:p text:style-name="P1"><text:span text:style-name="T1">Abstract 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2.7cm" svg:x="12.8cm" svg:y="1.2cm">
          <text:p text:style-name="P1"><text:span text:style-name="T1">Abstract 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3cm" svg:y1="9.7cm" svg:x2="12.2cm" svg:y2="9.6cm">
          <text:p/>
        </draw:line>
        <draw:line draw:style-name="gr3" draw:text-style-name="P3" draw:layer="layout" svg:x1="12.2cm" svg:y1="9.6cm" svg:x2="12.2cm" svg:y2="7.3cm">
          <text:p/>
        </draw:line>
        <draw:line draw:style-name="gr3" draw:text-style-name="P3" draw:layer="layout" svg:x1="14.3cm" svg:y1="4.8cm" svg:x2="14.3cm" svg:y2="3.8cm">
          <text:p/>
        </draw:line>
        <draw:custom-shape draw:style-name="gr4" draw:text-style-name="P2" draw:layer="layout" svg:width="3cm" svg:height="2.103cm" svg:x="13.4cm" svg:y="10.7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2.102cm" svg:x="13.4cm" svg:y="13.466cm">
          <text:p text:style-name="P1"><text:span text:style-name="T1">Card1</text:span></text:p>
          <text:p text:style-name="P1"><text:span text:style-name="T1">(model +</text:span></text:p>
          <text:p text:style-name="P1"><text:span text:style-name="T1">view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2.102cm" svg:x="13.4cm" svg:y="21.233cm">
          <text:p text:style-name="P1"><text:span text:style-name="T1">card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103cm" svg:x="13.4cm" svg:y="23.697cm"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6cm" svg:y1="24.7cm" svg:x2="17.7cm" svg:y2="4cm">
          <text:p/>
        </draw:line>
        <draw:line draw:style-name="gr3" draw:text-style-name="P3" draw:layer="layout" svg:x1="16.4cm" svg:y1="24.8cm" svg:x2="17.6cm" svg:y2="24.8cm">
          <text:p/>
        </draw:line>
        <draw:line draw:style-name="gr3" draw:text-style-name="P3" draw:layer="layout" svg:x1="16.4cm" svg:y1="22.3cm" svg:x2="17.6cm" svg:y2="22.3cm">
          <text:p/>
        </draw:line>
        <draw:line draw:style-name="gr3" draw:text-style-name="P3" draw:layer="layout" svg:x1="16.2cm" svg:y1="14.3cm" svg:x2="17.9cm" svg:y2="14.3cm">
          <text:p/>
        </draw:line>
        <draw:line draw:style-name="gr3" draw:text-style-name="P3" draw:layer="layout" svg:x1="16.4cm" svg:y1="11.8cm" svg:x2="17.8cm" svg:y2="11.8cm">
          <text:p/>
        </draw:line>
        <draw:custom-shape draw:style-name="gr6" draw:text-style-name="P3" draw:layer="layout" svg:width="2.1cm" svg:height="13.7cm" svg:x="5cm" svg:y="11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2" draw:layer="layout" svg:width="4cm" svg:height="2.102cm" svg:x="10.8cm" svg:y="16.6cm">
          <text:p text:style-name="P1"><text:span text:style-name="T1">Card1Model</text:span></text:p>
          <text:p text:style-name="P1"><text:span text:style-name="T1">(the sql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cm" svg:y1="16.5cm" svg:x2="14.2cm" svg:y2="15.4cm">
          <text:p/>
        </draw:line>
        <draw:custom-shape draw:style-name="gr1" draw:text-style-name="P2" draw:layer="layout" svg:width="5.5cm" svg:height="2.7cm" svg:x="6.7cm" svg:y="12.8cm">
          <text:p text:style-name="P1"><text:span text:style-name="T1">Abstract Model</text:span></text:p>
          <text:p text:style-name="P1"><text:span text:style-name="T1">(data acces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3cm" svg:y1="16.5cm" svg:x2="11.3cm" svg:y2="15.5cm">
          <text:p/>
        </draw:line>
        <draw:custom-shape draw:style-name="gr8" draw:text-style-name="P2" draw:layer="layout" svg:width="4cm" svg:height="2cm" svg:x="9cm" svg:y="20cm">
          <text:p text:style-name="P1"><text:span text:style-name="T1">Card1.tpl</text:span></text:p>
          <text:p text:style-name="P1"><text:span text:style-name="T1">(the html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cm" svg:y1="20.1cm" svg:x2="15.8cm" svg:y2="20.1cm">
          <text:p/>
        </draw:line>
        <draw:line draw:style-name="gr3" draw:text-style-name="P3" draw:layer="layout" svg:x1="15.8cm" svg:y1="20.2cm" svg:x2="15.9cm" svg:y2="15.7cm">
          <text:p/>
        </draw:line>
        <draw:frame draw:style-name="gr9" draw:text-style-name="P4" draw:layer="layout" svg:width="4.1cm" svg:height="5.2cm" svg:x="1.337cm" svg:y="12.328cm">
          <draw:text-box>
            <text:p><text:span text:style-name="T1">Used <text:s/>to create the view for the Site in our case called Index.tpl</text:span></text:p>
          </draw:text-box>
        </draw:frame>
        <draw:custom-shape draw:style-name="gr10" draw:text-style-name="P2" draw:layer="layout" svg:width="4.1cm" svg:height="2.5cm" svg:x="1.2cm" svg:y="17.4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11" draw:text-style-name="P3" draw:layer="layout" svg:x1="-3.3cm" svg:y1="17.2cm" svg:x2="-3.2cm" svg:y2="17.1cm">
          <text:p/>
        </draw:line>
        <draw:g>
          <draw:g>
            <draw:custom-shape draw:style-name="gr12" draw:text-style-name="P6" draw:layer="layout" svg:width="4.18cm" svg:height="1.496cm" svg:x="8.61cm" svg:y="22.553cm">
              <text:p text:style-name="P5">View</text:p>
              <draw:enhanced-geometry svg:viewBox="0 0 21600 21600" draw:type="rectangle" draw:enhanced-path="M 0 0 L 21600 0 21600 21600 0 21600 0 0 Z N"/>
            </draw:custom-shape>
            <draw:custom-shape draw:style-name="gr13" draw:text-style-name="P7" draw:layer="layout" svg:width="4.179cm" svg:height="1.496cm" svg:x="13.521cm" svg:y="22.553cm">
              <text:p text:style-name="P5">Controller</text:p>
              <draw:enhanced-geometry svg:viewBox="0 0 21600 21600" draw:type="rectangle" draw:enhanced-path="M 0 0 L 21600 0 21600 21600 0 21600 0 0 Z N"/>
            </draw:custom-shape>
            <draw:custom-shape draw:style-name="gr14" draw:text-style-name="P8" draw:layer="layout" svg:width="4.18cm" svg:height="1.496cm" svg:x="3.7cm" svg:y="22.553cm">
              <text:p text:style-name="P5">Model</text:p>
              <draw:enhanced-geometry svg:viewBox="0 0 21600 21600" draw:mirror-horizontal="false" draw:type="rectangle" draw:enhanced-path="M 0 0 L 21600 0 21600 21600 0 21600 0 0 Z N"/>
            </draw:custom-shape>
          </draw:g>
          <draw:g>
            <draw:custom-shape draw:style-name="gr15" draw:text-style-name="P7" draw:layer="layout" svg:width="4.301cm" svg:height="1.758cm" svg:x="12.341cm" svg:y="6.326cm">
              <text:p text:style-name="P5">Site</text:p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4.301cm" svg:height="1.761cm" svg:x="9.554cm" svg:y="16.147cm">
              <text:p text:style-name="P5">About</text:p>
              <draw:enhanced-geometry svg:viewBox="0 0 21600 21600" draw:type="rectangle" draw:enhanced-path="M 0 0 L 21600 0 21600 21600 0 21600 0 0 Z N"/>
            </draw:custom-shape>
            <draw:custom-shape draw:style-name="gr17" draw:text-style-name="P6" draw:layer="layout" svg:width="4.3cm" svg:height="1.76cm" svg:x="9.474cm" svg:y="11.853cm">
              <text:p text:style-name="P5">Documentation</text:p>
              <draw:enhanced-geometry svg:viewBox="0 0 21600 21600" draw:type="rectangle" draw:enhanced-path="M 0 0 L 21600 0 21600 21600 0 21600 0 0 Z N"/>
            </draw:custom-shape>
            <draw:custom-shape draw:style-name="gr18" draw:text-style-name="P6" draw:layer="layout" svg:width="4.301cm" svg:height="1.759cm" svg:x="9.547cm" svg:y="18.367cm">
              <text:p text:style-name="P5">Other Pages</text:p>
              <text:p text:style-name="P5">(as required)</text:p>
              <draw:enhanced-geometry svg:viewBox="0 0 21600 21600" draw:type="rectangle" draw:enhanced-path="M 0 0 L 21600 0 21600 21600 0 21600 0 0 Z N"/>
            </draw:custom-shape>
            <draw:custom-shape draw:style-name="gr18" draw:text-style-name="P6" draw:layer="layout" svg:width="4.301cm" svg:height="1.759cm" svg:x="9.474cm" svg:y="9.624cm">
              <text:p text:style-name="P5">Dashboard</text:p>
              <draw:enhanced-geometry svg:viewBox="0 0 21600 21600" draw:type="rectangle" draw:enhanced-path="M 0 0 L 21600 0 21600 21600 0 21600 0 0 Z N"/>
            </draw:custom-shape>
            <draw:custom-shape draw:style-name="gr19" draw:text-style-name="P6" draw:layer="layout" svg:width="4.3cm" svg:height="1.759cm" svg:x="9.548cm" svg:y="13.995cm">
              <text:p text:style-name="P5">Page</text:p>
              <text:p text:style-name="P5">with</text:p>
              <text:p text:style-name="P5">Services</text:p>
              <draw:enhanced-geometry svg:viewBox="0 0 21600 21600" draw:type="rectangle" draw:enhanced-path="M 0 0 L 21600 0 21600 21600 0 21600 0 0 Z N"/>
            </draw:custom-shape>
            <draw:custom-shape draw:style-name="gr20" draw:text-style-name="P7" draw:layer="layout" svg:width="4.301cm" svg:height="1.759cm" svg:x="15.199cm" svg:y="9.552cm">
              <text:p text:style-name="P5">Header</text:p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4.301cm" svg:height="1.76cm" svg:x="15.199cm" svg:y="13.688cm">
              <text:p text:style-name="P5">Footer</text:p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3.253cm" svg:height="1.177cm" svg:x="5.34cm" svg:y="8.306cm">
              <text:p text:style-name="P5">Card 1</text:p>
              <draw:enhanced-geometry svg:viewBox="0 0 21600 21600" draw:type="rectangle" draw:enhanced-path="M 0 0 L 21600 0 21600 21600 0 21600 0 0 Z N"/>
            </draw:custom-shape>
            <draw:custom-shape draw:style-name="gr23" draw:text-style-name="P7" draw:layer="layout" svg:width="3.303cm" svg:height="1.179cm" svg:x="5.317cm" svg:y="9.859cm">
              <text:p text:style-name="P5">Card 2</text:p>
              <draw:enhanced-geometry svg:viewBox="0 0 21600 21600" draw:type="rectangle" draw:enhanced-path="M 0 0 L 21600 0 21600 21600 0 21600 0 0 Z N"/>
            </draw:custom-shape>
            <draw:custom-shape draw:style-name="gr24" draw:text-style-name="P7" draw:layer="layout" svg:width="3.303cm" svg:height="1.178cm" svg:x="5.317cm" svg:y="11.36cm">
              <text:p text:style-name="P5">Card 3</text:p>
              <draw:enhanced-geometry svg:viewBox="0 0 21600 21600" draw:type="rectangle" draw:enhanced-path="M 0 0 L 21600 0 21600 21600 0 21600 0 0 Z N"/>
            </draw:custom-shape>
            <draw:custom-shape draw:style-name="gr25" draw:text-style-name="P8" draw:layer="layout" svg:width="4.848cm" svg:height="2.056cm" draw:transform="rotate (1.5707963267949) translate (1.941cm 14.758cm)">
              <text:p text:style-name="P5">Models</text:p>
              <draw:enhanced-geometry svg:viewBox="0 0 21600 21600" draw:mirror-horizontal="false" draw:type="rectangle" draw:enhanced-path="M 0 0 L 21600 0 21600 21600 0 21600 0 0 Z N"/>
            </draw:custom-shape>
            <draw:custom-shape draw:style-name="gr26" draw:text-style-name="P7" draw:layer="layout" svg:width="4.847cm" svg:height="2.055cm" svg:x="1.928cm" svg:y="3.732cm">
              <text:p text:style-name="P5">Database Access</text:p>
              <draw:enhanced-geometry svg:viewBox="0 0 21600 21600" draw:type="rectangle" draw:enhanced-path="M 0 0 L 21600 0 21600 21600 0 21600 0 0 Z N"/>
            </draw:custom-shape>
            <draw:custom-shape draw:style-name="gr26" draw:text-style-name="P7" draw:layer="layout" svg:width="4.847cm" svg:height="2.055cm" svg:x="1.846cm" svg:y="18.245cm">
              <text:p text:style-name="P5">Service Access</text:p>
              <draw:enhanced-geometry svg:viewBox="0 0 21600 21600" draw:type="rectangle" draw:enhanced-path="M 0 0 L 21600 0 21600 21600 0 21600 0 0 Z N"/>
            </draw:custom-shape>
            <draw:custom-shape draw:style-name="gr27" draw:text-style-name="P7" draw:layer="layout" svg:width="3.253cm" svg:height="1.178cm" svg:x="5.399cm" svg:y="13.688cm">
              <text:p text:style-name="P5">Card 4</text:p>
              <draw:enhanced-geometry svg:viewBox="0 0 21600 21600" draw:type="rectangle" draw:enhanced-path="M 0 0 L 21600 0 21600 21600 0 21600 0 0 Z N"/>
            </draw:custom-shape>
            <draw:custom-shape draw:style-name="gr28" draw:text-style-name="P7" draw:layer="layout" svg:width="3.304cm" svg:height="1.179cm" svg:x="5.376cm" svg:y="15.241cm">
              <text:p text:style-name="P5">Card 5</text:p>
              <draw:enhanced-geometry svg:viewBox="0 0 21600 21600" draw:type="rectangle" draw:enhanced-path="M 0 0 L 21600 0 21600 21600 0 21600 0 0 Z N"/>
            </draw:custom-shape>
            <draw:line draw:style-name="gr11" draw:text-style-name="P9" draw:layer="layout" svg:x1="6.055cm" svg:y1="17.984cm" svg:x2="6.135cm" svg:y2="17.907cm">
              <text:p/>
            </draw:line>
            <draw:line draw:style-name="gr11" draw:text-style-name="P9" draw:layer="layout" svg:x1="4.624cm" svg:y1="14.302cm" svg:x2="5.419cm" svg:y2="14.302cm">
              <text:p/>
            </draw:line>
            <draw:line draw:style-name="gr11" draw:text-style-name="P9" draw:layer="layout" svg:x1="4.624cm" svg:y1="15.759cm" svg:x2="5.34cm" svg:y2="15.759cm">
              <text:p/>
            </draw:line>
            <draw:line draw:style-name="gr11" draw:text-style-name="P9" draw:layer="layout" svg:x1="4.624cm" svg:y1="8.857cm" svg:x2="4.624cm" svg:y2="15.76cm">
              <text:p/>
            </draw:line>
            <draw:line draw:style-name="gr11" draw:text-style-name="P9" draw:layer="layout" svg:x1="5.34cm" svg:y1="12.078cm" svg:x2="4.624cm" svg:y2="12.078cm">
              <text:p/>
            </draw:line>
            <draw:line draw:style-name="gr11" draw:text-style-name="P9" draw:layer="layout" svg:x1="5.34cm" svg:y1="10.467cm" svg:x2="4.624cm" svg:y2="10.467cm">
              <text:p/>
            </draw:line>
            <draw:line draw:style-name="gr11" draw:text-style-name="P9" draw:layer="layout" svg:x1="5.34cm" svg:y1="8.857cm" svg:x2="4.624cm" svg:y2="8.857cm">
              <text:p/>
            </draw:line>
            <draw:line draw:style-name="gr11" draw:text-style-name="P9" draw:layer="layout" svg:x1="8.6cm" svg:y1="8.78cm" svg:x2="9.395cm" svg:y2="10.391cm">
              <text:p/>
            </draw:line>
            <draw:line draw:style-name="gr11" draw:text-style-name="P9" draw:layer="layout" svg:x1="8.679cm" svg:y1="10.39cm" svg:x2="9.395cm" svg:y2="10.39cm">
              <text:p/>
            </draw:line>
            <draw:line draw:style-name="gr11" draw:text-style-name="P9" draw:layer="layout" svg:x1="8.6cm" svg:y1="11.847cm" svg:x2="9.475cm" svg:y2="10.39cm">
              <text:p/>
            </draw:line>
            <draw:line draw:style-name="gr11" draw:text-style-name="P9" draw:layer="layout" svg:x1="8.679cm" svg:y1="14.225cm" svg:x2="9.554cm" svg:y2="14.839cm">
              <text:p/>
            </draw:line>
            <draw:line draw:style-name="gr11" draw:text-style-name="P9" draw:layer="layout" svg:x1="8.679cm" svg:y1="15.759cm" svg:x2="9.554cm" svg:y2="14.839cm">
              <text:p/>
            </draw:line>
            <draw:line draw:style-name="gr11" draw:text-style-name="P9" draw:layer="layout" svg:x1="14.246cm" svg:y1="8.09cm" svg:x2="14.326cm" svg:y2="19.288cm">
              <text:p/>
            </draw:line>
            <draw:line draw:style-name="gr11" draw:text-style-name="P9" draw:layer="layout" svg:x1="13.848cm" svg:y1="19.287cm" svg:x2="14.405cm" svg:y2="19.287cm">
              <text:p/>
            </draw:line>
            <draw:line draw:style-name="gr11" draw:text-style-name="P9" draw:layer="layout" svg:x1="13.848cm" svg:y1="16.91cm" svg:x2="14.325cm" svg:y2="16.91cm">
              <text:p/>
            </draw:line>
            <draw:line draw:style-name="gr11" draw:text-style-name="P9" draw:layer="layout" svg:x1="13.848cm" svg:y1="14.839cm" svg:x2="14.325cm" svg:y2="14.839cm">
              <text:p/>
            </draw:line>
            <draw:custom-shape draw:style-name="gr29" draw:text-style-name="P7" draw:layer="layout" svg:width="4.3cm" svg:height="1.76cm" svg:x="15.193cm" svg:y="11.622cm">
              <text:p text:style-name="P5">Content</text:p>
              <draw:enhanced-geometry svg:viewBox="0 0 21600 21600" draw:type="rectangle" draw:enhanced-path="M 0 0 L 21600 0 21600 21600 0 21600 0 0 Z N"/>
            </draw:custom-shape>
            <draw:line draw:style-name="gr11" draw:text-style-name="P9" draw:layer="layout" svg:x1="3.997cm" svg:y1="12.24cm" svg:x2="4.624cm" svg:y2="12.24cm">
              <text:p/>
            </draw:line>
            <draw:line draw:style-name="gr30" draw:text-style-name="P5" draw:layer="layout" svg:x1="2.921cm" svg:y1="14.749cm" svg:x2="2.921cm" svg:y2="18.244cm">
              <text:p/>
            </draw:line>
            <draw:line draw:style-name="gr30" draw:text-style-name="P5" draw:layer="layout" svg:x1="2.832cm" svg:y1="9.91cm" svg:x2="2.832cm" svg:y2="5.788cm">
              <text:p/>
            </draw:line>
            <draw:line draw:style-name="gr11" draw:text-style-name="P9" draw:layer="layout" svg:x1="13.765cm" svg:y1="12.778cm" svg:x2="14.213cm" svg:y2="12.778cm">
              <text:p/>
            </draw:line>
            <draw:line draw:style-name="gr11" draw:text-style-name="P9" draw:layer="layout" svg:x1="13.765cm" svg:y1="10.537cm" svg:x2="14.303cm" svg:y2="10.537cm">
              <text:p/>
            </draw:line>
            <draw:line draw:style-name="gr11" draw:text-style-name="P9" draw:layer="layout" svg:x1="14.661cm" svg:y1="8.118cm" svg:x2="14.661cm" svg:y2="14.839cm">
              <text:p/>
            </draw:line>
            <draw:line draw:style-name="gr11" draw:text-style-name="P9" draw:layer="layout" svg:x1="14.661cm" svg:y1="14.839cm" svg:x2="15.199cm" svg:y2="14.839cm">
              <text:p/>
            </draw:line>
            <draw:line draw:style-name="gr11" draw:text-style-name="P9" draw:layer="layout" svg:x1="14.661cm" svg:y1="12.509cm" svg:x2="15.199cm" svg:y2="12.509cm">
              <text:p/>
            </draw:line>
            <draw:line draw:style-name="gr11" draw:text-style-name="P9" draw:layer="layout" svg:x1="14.661cm" svg:y1="10.537cm" svg:x2="15.199cm" svg:y2="10.537cm">
              <text:p/>
            </draw:line>
          </draw:g>
        </draw:g>
      </draw:page>
      <draw:page draw:name="page3" draw:style-name="dp1" draw:master-page-name="Default">
        <draw:custom-shape draw:style-name="gr31" draw:text-style-name="P1" draw:layer="layout" svg:width="13.7cm" svg:height="6.1cm" svg:x="1.7cm" svg:y="2cm">
          <text:p text:style-name="P1"><text:span text:style-name="T2">MVC.php</text:span></text:p>
          <text:p text:style-name="P1">Sets debugging on/off</text:p>
          <text:p text:style-name="P1">Sets Search Engine Optimization on/off</text:p>
          <text:p text:style-name="P1">Sets database access constants</text:p>
          <text:p text:style-name="P1">Includes model, view, controller and application</text:p>
          <text:p text:style-name="P1">Includes main page (called site) class</text:p>
          <text:p text:style-name="P1">Tries to create the main pag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5.8cm" svg:height="6.4cm" svg:x="1.7cm" svg:y="9.4cm">
          <text:p text:style-name="P1"><text:span text:style-name="T2">Site.php</text:span></text:p>
          <text:p text:style-name="P1">Uses application, model, view, controller namespaces</text:p>
          <text:p text:style-name="P1">Includes card1.php,card2.php and card3.php</text:p>
          <text:p text:style-name="P1">The site class page (extends application)</text:p>
          <text:p text:style-name="P1">Constructor adds header,footer, and 3 cards</text:p>
          <text:p text:style-name="P1">Has 1 method to create the Index.tpl view(??)</text:p>
          <text:p text:style-name="P1"/>
          <text:p text:style-name="P1">Also contains the header and footer class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cm" svg:height="3.1cm" svg:x="4.4cm" svg:y="23.8cm">
          <text:p text:style-name="P1">Card1.tpl</text:p>
          <text:p text:style-name="P1">HTML for the card1 view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4.1cm" svg:height="3.9cm" svg:x="2.5cm" svg:y="19.5cm">
          <text:p text:style-name="P1">Card1.php</text:p>
          <text:p text:style-name="P1">Creates the card1model class</text:p>
          <text:p text:style-name="P1">Fetches the data required</text:p>
          <text:p text:style-name="P1">Creates the card1 controller</text:p>
          <text:p text:style-name="P1">Creates the card1 view using the fetched data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3.2cm" svg:height="3.1cm" svg:x="2.9cm" svg:y="16.1cm">
          <text:p text:style-name="P1">View.php</text:p>
          <text:p text:style-name="P1">get &amp; set TemplatePath()</text:p>
          <text:p text:style-name="P1">__construct &lt;- construct template</text:p>
          <text:p text:style-name="P1">render(Application $app) when used?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6" draw:text-style-name="P1" draw:layer="layout" svg:width="13.6cm" svg:height="3.7cm" svg:x="3.6cm" svg:y="20.5cm">
          <text:p text:style-name="P1">Application Class extends Controller</text:p>
          <text:p text:style-name="P1">Private $url &lt;- ??</text:p>
          <text:p text:style-name="P1">__construct($id, $controllers[]) &lt;- constructor</text:p>
          <text:p text:style-name="P1">__getRoute() &lt;- where is this called from?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5.8cm" svg:height="16.5cm" svg:x="1.3cm" svg:y="1.4cm">
          <text:p text:style-name="P1">Abstract Controller Class</text:p>
          <text:p text:style-name="P1">Protected $parent</text:p>
          <text:p text:style-name="P1">Protected $controllers[]</text:p>
          <text:p text:style-name="P1">Protected $controllers $id</text:p>
          <text:p text:style-name="P1">Protected $name (title/breadcrumb)</text:p>
          <text:p text:style-name="P1">Protected $arguments ($contollers arguments)</text:p>
          <text:p text:style-name="P1"/>
          <text:p text:style-name="P1">$id used for both $name and $route (lowercase)</text:p>
          <text:p text:style-name="P1">$children &lt;- an array of controllers below this one</text:p>
          <text:p text:style-name="P1">__constuct &lt;- constructor</text:p>
          <text:p text:style-name="P1">Content() &lt;- route ot this controller</text:p>
          <text:p text:style-name="P1">__toString() &lt;- recursively built path?</text:p>
          <text:p text:style-name="P1">getRoute() &lt;- route of controller</text:p>
          <text:p text:style-name="P1">getId() &lt;- recursively build the path</text:p>
          <text:p text:style-name="P1">getName() &lt;-get controller name</text:p>
          <text:p text:style-name="P1">getRoot() &lt;-recursively get root directory</text:p>
          <text:p text:style-name="P1">__get($args) &lt;- ??</text:p>
          <text:p text:style-name="P1">getNavables() <text:s/>&lt;- ??</text:p>
          <text:p text:style-name="P1">Navable interface</text:p>
          <text:p text:style-name="P1">Favoritable interface</text:p>
          <text:p text:style-name="P1">BreadCrumb interf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Bergeron</meta:initial-creator>
    <meta:creation-date>2016-01-31T16:04:05.443208491</meta:creation-date>
    <dc:date>2016-02-02T19:35:27.377010230</dc:date>
    <dc:creator>James Bergeron</dc:creator>
    <meta:editing-duration>PT32M20S</meta:editing-duration>
    <meta:editing-cycles>5</meta:editing-cycles>
    <meta:generator>LibreOffice/5.0.3.2$Linux_X86_64 LibreOffice_project/00m0$Build-2</meta:generator>
    <meta:document-statistic meta:object-count="83"/>
  </office:meta>
</office:document-meta>
</file>